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50000035C49484D13BE180D84.png" manifest:media-type="image/png"/>
  <manifest:file-entry manifest:full-path="Pictures/1000000000000020000000204B249CA79A42C6D7.png" manifest:media-type="image/png"/>
  <manifest:file-entry manifest:full-path="Pictures/10000000000004F90000032229277E02FADECFBB.png" manifest:media-type="image/png"/>
  <manifest:file-entry manifest:full-path="Pictures/10000000000004F900000322E8E07D2415F9FAB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9.30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  <style:text-properties fo:font-size="96pt" style:font-size-asian="96pt" style:font-size-complex="96pt"/>
    </style:style>
    <style:style style:name="P4" style:family="paragraph">
      <loext:graphic-properties draw:fill-color="#ffffff"/>
    </style:style>
    <style:style style:name="P5" style:family="paragraph">
      <style:text-properties style:font-name="Courier New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Source Code Pro"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style:font-name="Source Sans Pro3" fo:font-size="26pt" style:font-size-asian="26pt" style:font-size-complex="26pt"/>
    </style:style>
    <style:style style:name="P11" style:family="paragraph">
      <style:paragraph-properties fo:text-align="start"/>
    </style:style>
    <style:style style:name="P12" style:family="paragraph">
      <style:text-properties style:font-name="Source Sans Pro3"/>
    </style:style>
    <style:style style:name="P13" style:family="paragraph">
      <style:text-properties fo:font-size="96pt"/>
    </style:style>
    <style:style style:name="P14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Code Pro" fo:font-size="22pt" style:font-size-asian="22pt" style:font-size-complex="22pt"/>
    </style:style>
    <style:style style:name="T6" style:family="text">
      <style:text-properties style:font-name="Source Code Pro"/>
    </style:style>
    <style:style style:name="T7" style:family="text">
      <style:text-properties style:font-name="Source Sans Pro3"/>
    </style:style>
    <style:style style:name="T8" style:family="text">
      <style:text-properties style:font-name="Source Code Pro" fo:font-size="24pt" style:font-size-asian="24pt" style:font-size-complex="24pt"/>
    </style:style>
    <style:style style:name="T9" style:family="text">
      <style:text-properties style:font-name="Source Code Pro" fo:font-weight="normal" style:font-weight-asian="normal" style:font-weight-complex="normal"/>
    </style:style>
    <style:style style:name="T10" style:family="text">
      <style:text-properties fo:font-size="20pt"/>
    </style:style>
    <style:style style:name="T11" style:family="text">
      <style:text-properties style:font-name="Source Code Pro" fo:font-size="32pt" style:font-size-asian="32pt" style:font-size-complex="32pt"/>
    </style:style>
    <style:style style:name="T12" style:family="text">
      <style:text-properties style:text-underline-style="none"/>
    </style:style>
    <style:style style:name="T13" style:family="text">
      <style:text-properties style:font-name="Courier New"/>
    </style:style>
    <style:style style:name="T14" style:family="text">
      <style:text-properties style:font-name="Source Sans Pro3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Week 1.25 – Web 1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CS-UY 3943-G / CS-GY 9223-H</text:p>
            <text:p>Nick Gregor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>
            <draw:text-box>
              <text:p><text:span text:style-name="T1">How I do lectures:</text:span></text:p>
              <text:p><text:span text:style-name="T1"><text:tab/></text:span><text:span text:style-name="T1">* Interactive – I’ll be asking lots of questions to see if you’re putting the pieces together mentally</text:span></text:p>
              <text:p><text:span text:style-name="T1"><text:tab/></text:span><text:span text:style-name="T1">* Completely fine to say “I have no idea”</text:span></text:p>
              <text:p><text:span text:style-name="T1"><text:tab/></text:span><text:span text:style-name="T1">* If you’ve seen this stuff before and know, do put your hand up anyways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mmon Web Bug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Most web bugs stem from just a few things:</text:p>
                <text:list>
                  <text:list-item>
                    <text:p>SQLi</text:p>
                  </text:list-item>
                  <text:list-item>
                    <text:p>XSS</text:p>
                  </text:list-item>
                  <text:list-item>
                    <text:p>CSRF</text:p>
                  </text:list-item>
                  <text:list-item>
                    <text:p>File inclusion</text:p>
                  </text:list-item>
                  <text:list-item>
                    <text:p>Command injection</text:p>
                  </text:list-item>
                </text:list>
              </text:list-item>
              <text:list-item>
                <text:p>Summarized by the OWASP Top 10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use-date-time-name="dtd1">
        <office:forms form:automatic-focus="false" form:apply-design-mode="false"/>
        <draw:frame presentation:style-name="pr6" draw:text-style-name="P3" draw:layer="layout" svg:width="29.996cm" svg:height="19.304cm" svg:x="1.664cm" svg:y="1.016cm" presentation:class="subtitle" presentation:user-transformed="true">
          <draw:text-box>
            <text:p><text:span text:style-name="T2">SQL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use-date-time-name="dtd1">
        <office:forms form:automatic-focus="false" form:apply-design-mode="false"/>
        <draw:frame presentation:style-name="pr6" draw:text-style-name="P3" draw:layer="layout" svg:width="29.996cm" svg:height="19.304cm" svg:x="1.664cm" svg:y="1.016cm" presentation:class="subtitle" presentation:user-transformed="true">
          <draw:text-box>
            <text:p><text:span text:style-name="T2">But first: SQ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SQL?</text:p>
                <text:list>
                  <text:list-item>
                    <text:p>Language used to talk with databases</text:p>
                  </text:list-item>
                  <text:list-item>
                    <text:p>Human readable</text:p>
                    <text:list>
                      <text:list-item>
                        <text:p>Literally query strings sent to the server</text:p>
                      </text:list-item>
                    </text:list>
                  </text:list-item>
                  <text:list-item>
                    <text:p>Used <text:span text:style-name="T3">everywhere</text:span></text:p>
                    <text:list>
                      <text:list-item>
                        <text:p><text:span text:style-name="T4">Basically any website that stores data</text:span></text:p>
                      </text:list-item>
                    </text:list>
                  </text:list-item>
                  <text:list-item>
                    <text:p><text:span text:style-name="T4">Different servers implement slightly different dialects</text:span></text:p>
                    <text:list>
                      <text:list-item>
                        <text:p><text:span text:style-name="T4">MySQL is most common and what we’ll be focusing on</text:span></text:p>
                      </text:list-item>
                      <text:list-item>
                        <text:p><text:span text:style-name="T4">“</text:span><text:span text:style-name="T4">Core functionality” is defined in SQL-9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SQL or sequel</text:p>
              <text:p>I’ll probably switch back and forth</text:p>
            </draw:text-box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 basic “tiers” for structuring data</text:p>
                <text:list>
                  <text:list-item>
                    <text:p>Database</text:p>
                  </text:list-item>
                  <text:list-item>
                    <text:p>Table</text:p>
                  </text:list-item>
                  <text:list-item>
                    <text:p>Column</text:p>
                  </text:list-item>
                </text:list>
              </text:list-item>
              <text:list-item>
                <text:p>Very similar to Excel &amp; related</text:p>
              </text:list-item>
              <text:list-item>
                <text:p>Each data row has a value for each column (possibly NULL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text-style-name="P5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Gets the ID, name, and password for each row where the name starts with ‘nick’</text:p>
                <text:list>
                  <text:list-item>
                    <text:p>LIKE statements use ‘%’ as a wildcard</text:p>
                  </text:list-item>
                </text:list>
              </text:list-item>
              <text:list-item>
                <text:p>Case insensitive by default</text:p>
              </text:list-item>
              <text:list-item>
                <text:p>Capitalization of SELECT, FROM, WHERE, etc. doesn’t matter</text:p>
              </text:list-item>
              <text:list-item>
                <text:p>Strings are enclosed with single quotes</text:p>
                <text:list>
                  <text:list-item>
                    <text:p>Quotes inside the string are escaped with backslashe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0.48cm" svg:height="1.17cm" svg:x="1.27cm" svg:y="4.911cm">
          <draw:text-box>
            <text:list text:style-name="L4">
              <text:list-header>
                <text:p text:style-name="P6"><text:span text:style-name="T5">SELECT id, name, password FROM users WHERE name LIKE ‘nick%’;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Now is a good time to mention slide format</text:p>
              <text:p><text:tab/>* query at top of slide relates to the current “problem”</text:p>
              <text:p><text:tab/>* The exact specifications of the table/columns/etc will change throughout the lecture to highlight different points</text:p>
              <text:p/>
              <text:p>Backslashes are escaped with another backslash</text:p>
            </draw:text-box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4">SQL statements are typically performed “in the context” of a specific DB</text:span></text:p>
                <text:list>
                  <text:list-item>
                    <text:p>Set at connect time or with a <text:span text:style-name="T6">USE db_name</text:span><text:span text:style-name="T7"> statement</text:span></text:p>
                  </text:list-item>
                </text:list>
              </text:list-item>
              <text:list-item>
                <text:p><text:span text:style-name="T7">Queries can access all databases the connecting user has access to though</text:span></text:p>
                <text:list>
                  <text:list-item>
                    <text:p><text:span text:style-name="T8">SELECT username FROM cs3284_demos.users WHERE id = 1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Now is a good time to mention slide format</text:p>
              <text:p><text:tab/>* query at top of slide relates to the current “problem”</text:p>
              <text:p><text:tab/>* The exact specifications of the table/columns/etc will change throughout the lecture to highlight different points</text:p>
              <text:p/>
              <text:p>Backslashes are escaped with another backslash</text:p>
            </draw:text-box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text-style-name="P5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SELECTs can also select constants or functions</text:p>
              </text:list-item>
              <text:list-item>
                <text:p>There are also built-in functions which can be SELECTed from</text:p>
                <text:list>
                  <text:list-item>
                    <text:p>VERSION()</text:p>
                  </text:list-item>
                  <text:list-item>
                    <text:p>DATABASE()</text:p>
                  </text:list-item>
                  <text:list-item>
                    <text:p>SLEEP(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0.48cm" svg:height="1.17cm" svg:x="1.27cm" svg:y="4.911cm">
          <draw:text-box>
            <text:list text:style-name="L4">
              <text:list-header>
                <text:p text:style-name="P6"><text:span text:style-name="T5">SELECT 1, 2;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VERSION gets the MySQL server version</text:p>
              <text:p>DATABASE gets the currently selected database</text:p>
              <text:p>SLEEP sleeps for n seconds before returning</text:p>
            </draw:text-box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text-style-name="P5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Subqueries!</text:p>
              </text:list-item>
              <text:list-item>
                <text:p>Selects all entries from the banned table’s id column</text:p>
              </text:list-item>
              <text:list-item>
                <text:p>Then uses that to filter which results are returned from <text:span text:style-name="T6">users</text:span></text:p>
              </text:list-item>
            </text:list>
          </draw:text-box>
        </draw:frame>
        <draw:frame draw:style-name="gr3" draw:text-style-name="P7" draw:layer="layout" svg:width="30.48cm" svg:height="2.139cm" svg:x="1.27cm" svg:y="4.426cm">
          <draw:text-box>
            <text:list text:style-name="L4">
              <text:list-header>
                <text:p text:style-name="P6"><text:span text:style-name="T5">SELECT name, password FROM users WHERE id IN (SELECT id FROM banned);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<text:span text:style-name="T4">Other statements:</text:span></text:p>
                <text:list>
                  <text:list-item>
                    <text:p><text:span text:style-name="T4">INSERT INTO {table} [(col1, col2, …)] VALUES (1,2,...)[, (3,4,...)]</text:span></text:p>
                    <text:list>
                      <text:list-item>
                        <text:p><text:span text:style-name="T4">Adds 1 or more new rows to the table</text:span></text:p>
                      </text:list-item>
                    </text:list>
                  </text:list-item>
                  <text:list-item>
                    <text:p><text:span text:style-name="T4">UPDATE {table} SET col1=1 [, col2=2, …] WHERE col3=‘foo’;</text:span></text:p>
                    <text:list>
                      <text:list-item>
                        <text:p><text:span text:style-name="T4">Changes data in all rows where the WHERE clause match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isc items:</text:span></text:p>
                <text:list>
                  <text:list-item>
                    <text:p><text:span text:style-name="T4">Semicolon at end of statement is optional for us (but reqired in CLI)</text:span></text:p>
                  </text:list-item>
                  <text:list-item>
                    <text:p><text:span text:style-name="T4">Comments: </text:span><text:span text:style-name="T9">SELECT 1,2 -- Selects 1 and 2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8" draw:layer="layout" svg:width="15.199cm" svg:height="12.464cm" svg:x="2.9cm" svg:y="14.157cm" presentation:class="notes">
            <draw:text-box>
              <text:p><text:span text:style-name="T10">http://sqlfiddle.com/</text:span></text:p>
            </draw:text-box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cont’d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SQL is human-readable on the wire</text:p>
              </text:list-item>
              <text:list-item>
                <text:p>The parameters (e.g. <text:span text:style-name="T6">‘nick%’</text:span>) can either be embedded or parameterized</text:p>
                <text:list>
                  <text:list-item>
                    <text:p>Embedded means the string is literally in the query</text:p>
                    <text:list>
                      <text:list-item>
                        <text:p>Still seen sadly</text:p>
                      </text:list-item>
                    </text:list>
                  </text:list-item>
                  <text:list-item>
                    <text:p>Parameterization means there are placeholders in the query and the arguments are sent separately</text:p>
                    <text:list>
                      <text:list-item>
                        <text:p>Greatly preferred nowadays, and is how all ORM-based systems 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Describe what an ORM is</text:p>
            </draw:text-box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2" draw:text-style-name="P7" draw:layer="layout" svg:width="30.48cm" svg:height="1.17cm" svg:x="1.27cm" svg:y="11.128cm">
          <draw:text-box>
            <text:list text:style-name="L4">
              <text:list-header>
                <text:p text:style-name="P6"><text:span text:style-name="T5">SELECT * FROM users WHERE name = ‘$name’;</text:span></text:p>
              </text:list-header>
            </text:list>
          </draw:text-box>
        </draw:frame>
        <draw:frame draw:style-name="gr2" draw:text-style-name="P9" draw:layer="layout" svg:width="29.21cm" svg:height="1.17cm" svg:x="2.032cm" svg:y="12.749cm">
          <draw:text-box>
            <text:p text:style-name="P6">If <text:span text:style-name="T6">$name</text:span> is directly replaced with user input..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* PHP syntax for variables</text:p>
              <text:p>* $name is assumed to be from user input</text:p>
              <text:p>Ask class</text:p>
            </draw:text-box>
          </draw:frame>
        </presentation:notes>
      </draw:page>
      <draw:page draw:name="page14" draw:style-name="dp1" draw:master-page-name="Vivid1" presentation:use-date-time-name="dtd1">
        <office:forms form:automatic-focus="false" form:apply-design-mode="false"/>
        <draw:frame presentation:style-name="pr6" draw:text-style-name="P3" draw:layer="layout" svg:width="29.996cm" svg:height="19.304cm" svg:x="1.664cm" svg:y="1.016cm" presentation:class="subtitle" presentation:user-transformed="true">
          <draw:text-box>
            <text:p><text:span text:style-name="T2">SQL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2" draw:text-style-name="P7" draw:layer="layout" svg:width="30.48cm" svg:height="1.17cm" svg:x="1.27cm" svg:y="4.975cm">
          <draw:text-box>
            <text:list text:style-name="L4">
              <text:list-header>
                <text:p text:style-name="P6"><text:span text:style-name="T5">SELECT * FROM users WHERE name = ‘$name’;</text:span></text:p>
              </text:list-header>
            </text:list>
          </draw:text-box>
        </draw:frame>
        <draw:frame presentation:style-name="pr8" draw:text-style-name="P5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<text:span text:style-name="T6">$name = “foo’bar”;</text:span></text:p>
              </text:list-item>
              <text:list-item>
                <text:p><text:span text:style-name="T6">SELECT * FROM users WHERE name = ‘foo’bar;</text:span></text:p>
              </text:list-item>
              <text:list-item>
                <text:p><text:span text:style-name="T6">`bar`</text:span><text:span text:style-name="T7"> is now outside of the string</text:span></text:p>
                <text:list>
                  <text:list-item>
                    <text:p><text:span text:style-name="T7">Syntax error</text:span></text:p>
                  </text:list-item>
                </text:list>
              </text:list-item>
              <text:list-item>
                <text:p><text:span text:style-name="T7">But how can we make this evil..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3" draw:text-style-name="P7" draw:layer="layout" svg:width="30.48cm" svg:height="2.139cm" svg:x="1.27cm" svg:y="4.726cm">
          <draw:text-box>
            <text:list text:style-name="L4">
              <text:list-header>
                <text:p text:style-name="P6"><text:span text:style-name="T5">SELECT * FROM users WHERE name = ‘$name’ AND password = ‘$password”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<text:span text:style-name="T6">users</text:span><text:span text:style-name="T7"> is a table with columns </text:span><text:span text:style-name="T6">id, name, password</text:span></text:p>
              </text:list-item>
              <text:list-item>
                <text:p><text:span text:style-name="T7">We want to log in as admin (so name=‘admin’)</text:span></text:p>
              </text:list-item>
              <text:list-item>
                <text:p><text:span text:style-name="T7">But of course we don’t have the password!</text:span></text:p>
              </text:list-item>
              <text:list-item>
                <text:p><text:span text:style-name="T7">How can we do this?</text:span></text:p>
                <text:list>
                  <text:list-item>
                    <text:p><text:span text:style-name="T7">There are multiple way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3" draw:text-style-name="P7" draw:layer="layout" svg:width="30.48cm" svg:height="2.139cm" svg:x="1.27cm" svg:y="4.726cm">
          <draw:text-box>
            <text:list text:style-name="L4">
              <text:list-header>
                <text:p text:style-name="P6"><text:span text:style-name="T5">SELECT * FROM users WHERE name = ‘$name’ AND password = ‘$password”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7.366cm" presentation:class="outline" presentation:user-transformed="true">
          <draw:text-box>
            <text:list text:style-name="L3">
              <text:list-item>
                <text:p><text:span text:style-name="T6">$password = “asdf’ OR name = ‘admin’”;</text:span></text:p>
                <text:p><text:span text:style-name="T11"/></text:p>
              </text:list-item>
              <text:list-item>
                <text:p><text:span text:style-name="T11">SELECT * FROM users WHERE name = ‘$name’ AND password = ‘asdf’ OR name = ‘admin’”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3" draw:text-style-name="P7" draw:layer="layout" svg:width="30.48cm" svg:height="2.139cm" svg:x="1.27cm" svg:y="4.726cm">
          <draw:text-box>
            <text:list text:style-name="L4">
              <text:list-header>
                <text:p text:style-name="P6"><text:span text:style-name="T5">SELECT * FROM users WHERE name = ‘$name’ AND password = ‘$password”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7.366cm" presentation:class="outline" presentation:user-transformed="true">
          <draw:text-box>
            <text:list text:style-name="L3">
              <text:list-item>
                <text:p><text:span text:style-name="T6">$name = “admin’ -- ”;</text:span></text:p>
                <text:p><text:span text:style-name="T11"/></text:p>
              </text:list-item>
              <text:list-item>
                <text:p><text:span text:style-name="T11">SELECT * FROM users WHERE name = ‘admin’ -- AND password = ‘’”;</text:span></text:p>
                <text:p><text:span text:style-name="T7"/></text:p>
              </text:list-item>
              <text:list-item>
                <text:p><text:span text:style-name="T7">That’s be basic idea with SQLi: you’re injecting your own queries/statements into an existing query to change the resul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Obvious solution: escape the quotes</text:p>
              </text:list-item>
              <text:list-item>
                <text:p>Transform ' INTO \'</text:p>
                <text:list>
                  <text:list-item>
                    <text:p>Lets the SQL server know that the single quote is part of the string, not the close quote</text:p>
                  </text:list-item>
                </text:list>
              </text:list-item>
              <text:list-item>
                <text:p>So <text:span text:style-name="T6">$name.replace(“'”, “\'”)</text:span> fixes everything, right?</text:p>
              </text:list-item>
              <text:list-item>
                <text:p>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>
            <draw:text-box>
              <text:p>Ask for solution (given embedded params)</text:p>
            </draw:text-box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header>
                <text:p><text:span text:style-name="T6">$name = “\'”;</text:span></text:p>
                <text:p><text:span text:style-name="T6">$name = $name.replace(“'”, “\'”);</text:span></text:p>
                <text:p><text:span text:style-name="T6">$name: “\\'”</text:span></text:p>
                <text:p><text:span text:style-name="T6"/></text:p>
              </text:list-header>
              <text:list-item>
                <text:p>We bypassed the escaping!</text:p>
              </text:list-item>
              <text:list-item>
                <text:p>So let’s escape <text:span text:style-name="T12">more th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ter <text:span text:style-name="T6">mysql_escape_string()</text:span></text:p>
                <text:list>
                  <text:list-item>
                    <text:p>For PHP at least</text:p>
                  </text:list-item>
                </text:list>
              </text:list-item>
              <text:list-item>
                <text:p>Escapes ', \, etc.</text:p>
              </text:list-item>
              <text:list-item>
                <text:p>Good now, right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Databases can specify their character encoding<text:tab/></text:p>
                <text:list>
                  <text:list-item>
                    <text:p>ASCII</text:p>
                  </text:list-item>
                  <text:list-item>
                    <text:p>UTF-8</text:p>
                  </text:list-item>
                  <text:list-item>
                    <text:p>Shift JIS</text:p>
                  </text:list-item>
                  <text:list-item>
                    <text:p>And many more…</text:p>
                  </text:list-item>
                </text:list>
              </text:list-item>
              <text:list-item>
                <text:p>Different encodings may represent the same byte sequence as different text</text:p>
                <text:list>
                  <text:list-item>
                    <text:p>e.g. 0x5c is <text:s/><text:span text:style-name="T13">\ </text:span>in ASCII, but ￥in Shift JI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mysql</text:span>_real_escape_string</text:p>
                <text:list>
                  <text:list-item>
                    <text:p>For realz this time</text:p>
                  </text:list-item>
                </text:list>
              </text:list-item>
              <text:list-item>
                <text:p>Takes both a handle to the DB so it can check the encoding as well as the string to escape</text:p>
              </text:list-item>
              <text:list-item>
                <text:p>Finally, all goo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ixing SQLi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xcept…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 Injection</text:p>
          </draw:text-box>
        </draw:frame>
        <draw:frame draw:style-name="gr2" draw:text-style-name="P7" draw:layer="layout" svg:width="30.48cm" svg:height="1.17cm" svg:x="1.27cm" svg:y="5.21cm">
          <draw:text-box>
            <text:list text:style-name="L4">
              <text:list-header>
                <text:p text:style-name="P6"><text:span text:style-name="T5">SELECT * FROM users WHERE id = $id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<text:span text:style-name="T7">Now we don’t have to even worry about escaping things</text:span></text:p>
              </text:list-item>
              <text:list-item>
                <text:p><text:span text:style-name="T6">$id = “0 OR ...”</text:span></text:p>
                <text:p><text:span text:style-name="T7"/></text:p>
              </text:list-item>
              <text:list-item>
                <text:p><text:span text:style-name="T7">Of course the solution here is to </text:span><text:span text:style-name="T6">intval($id)</text:span></text:p>
                <text:list>
                  <text:list-item>
                    <text:p><text:span text:style-name="T7">… </text:span><text:span text:style-name="T7">but of course people miss this like everything els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ogging in as admin is great</text:p>
              </text:list-item>
              <text:list-item>
                <text:p>But what if we want to exfiltrate data?</text:p>
                <text:list>
                  <text:list-item>
                    <text:p>Like user credentials!</text:p>
                  </text:list-item>
                </text:list>
                <text:p/>
              </text:list-item>
              <text:list-item>
                <text:p>How can we SELECT out arbitrary data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UNION</text:span></text:p>
              </text:list-item>
              <text:list-item>
                <text:p>Allows you to UNION the results of 2 queries</text:p>
                <text:list>
                  <text:list-item>
                    <text:p>*shocking*</text:p>
                  </text:list-item>
                </text:list>
              </text:list-item>
              <text:list-item>
                <text:p>Funny enough, I don’t think I’ve ever seen this used in non-SQLi situations…</text:p>
              </text:list-item>
              <text:list-item>
                <text:p>Main constraint: number of columns has to match</text:p>
                <text:list>
                  <text:list-item>
                    <text:p>How can we figure this out (if we don’t have source)?</text:p>
                  </text:list-item>
                  <text:list-item>
                    <text:p>Brute force the number based on response co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SELECT id, name FROM … UNION SELECT 1</text:span></text:p>
                <text:p>is a syntax error</text:p>
                <text:list>
                  <text:list-item>
                    <text:p>Odds are good this will result in a HTTP 500 from the web server</text:p>
                  </text:list-item>
                </text:list>
              </text:list-item>
              <text:list-item>
                <text:p>Just keep trying different numbers of columns (usually ~15 is the most you’ll see)</text:p>
                <text:list>
                  <text:list-item>
                    <text:p>One number should eventually work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draw:style-name="gr2" draw:text-style-name="P7" draw:layer="layout" svg:width="30.48cm" svg:height="1.17cm" svg:x="1.27cm" svg:y="5.21cm">
          <draw:text-box>
            <text:list text:style-name="L4">
              <text:list-header>
                <text:p text:style-name="P6"><text:span text:style-name="T5">SELECT * FROM users WHERE id = $id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<text:span text:style-name="T6">users </text:span><text:span text:style-name="T7">has 3 columns (id, name, password)</text:span></text:p>
              </text:list-item>
              <text:list-item>
                <text:p><text:span text:style-name="T7">Assume the name is returned on the page</text:span></text:p>
              </text:list-item>
              <text:list-item>
                <text:p><text:span text:style-name="T7">We want to leak the MySQL server’s version</text:span></text:p>
              </text:list-item>
              <text:list-item>
                <text:p><text:span text:style-name="T7">What should </text:span><text:span text:style-name="T6">$id </text:span><text:span text:style-name="T7">b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draw:style-name="gr2" draw:text-style-name="P7" draw:layer="layout" svg:width="30.48cm" svg:height="1.17cm" svg:x="1.27cm" svg:y="5.21cm">
          <draw:text-box>
            <text:list text:style-name="L4">
              <text:list-header>
                <text:p text:style-name="P6"><text:span text:style-name="T5">SELECT * FROM users WHERE id = $id;</text:span></text:p>
              </text:list-header>
            </text:list>
          </draw:text-box>
        </draw:frame>
        <draw:frame presentation:style-name="pr8" draw:text-style-name="P10" draw:layer="layout" svg:width="29.832cm" svg:height="11.43cm" svg:x="1.918cm" svg:y="6.858cm" presentation:class="outline" presentation:user-transformed="true">
          <draw:text-box>
            <text:list text:style-name="L3">
              <text:list-item>
                <text:p><text:span text:style-name="T6">$id =</text:span><text:span text:style-name="T11"> 0 UNION SELECT 1, VERSION(), 3</text:span></text:p>
                <text:p><text:span text:style-name="T14"/></text:p>
              </text:list-item>
              <text:list-item>
                <text:p><text:span text:style-name="T14">The name field should now be the MySQL server ver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use-date-time-name="dtd1">
        <office:forms form:automatic-focus="false" form:apply-design-mode="false"/>
        <draw:frame presentation:style-name="pr6" draw:text-style-name="P3" draw:layer="layout" svg:width="29.996cm" svg:height="19.304cm" svg:x="1.664cm" svg:y="1.016cm" presentation:class="subtitle" presentation:user-transformed="true">
          <draw:text-box>
            <text:p><text:span text:style-name="T2">Demo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7" draw:text-style-name="P8" draw:layer="layout" svg:width="15.199cm" svg:height="12.464cm" svg:x="2.9cm" svg:y="14.157cm" presentation:class="notes">
            <draw:text-box>
              <text:p><text:span text:style-name="T10">* Connections are made to specific DB</text:span></text:p>
            </draw:text-box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layer="layout" svg:width="29.832cm" svg:height="12.954cm" svg:x="1.664cm" svg:y="7.034cm" presentation:class="outline" presentation:user-transformed="true">
          <draw:text-box>
            <text:list text:style-name="L3">
              <text:list-item>
                <text:p>Imagine you have a registration page</text:p>
                <text:list>
                  <text:list-item>
                    <text:p>The username is vulnerable to SQLi</text:p>
                    <text:list>
                      <text:list-item>
                        <text:p>Obviously saved in the DB when registration is successful</text:p>
                      </text:list-item>
                    </text:list>
                  </text:list-item>
                </text:list>
              </text:list-item>
              <text:list-item>
                <text:p>INSERTs can’t return data</text:p>
                <text:list>
                  <text:list-item>
                    <text:p>This is sort of a lie, but it’s true for our purposes here</text:p>
                  </text:list-item>
                </text:list>
              </text:list-item>
              <text:list-item>
                <text:p>So what can we do?</text:p>
              </text:list-item>
            </text:list>
          </draw:text-box>
        </draw:frame>
        <draw:frame draw:style-name="gr3" draw:text-style-name="P7" draw:layer="layout" svg:width="30.48cm" svg:height="2.139cm" svg:x="1.27cm" svg:y="4.696cm">
          <draw:text-box>
            <text:list text:style-name="L4">
              <text:list-header>
                <text:p text:style-name="P6"><text:span text:style-name="T5">INSERT INTO users (username, fullname, password) VALUES (‘$username’, ‘$fullname’, ‘$pass’);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layer="layout" svg:width="29.832cm" svg:height="11.452cm" svg:x="1.664cm" svg:y="7.036cm" presentation:class="outline" presentation:user-transformed="true">
          <draw:text-box>
            <text:list text:style-name="L3">
              <text:list-item>
                <text:p><text:span text:style-name="T7">We can use subqueries inside the </text:span><text:span text:style-name="T6">INSERT</text:span></text:p>
                <text:p><text:span text:style-name="T5">$username = “sum_user’, (SELECT VERSION()), ‘password’) -- ”;</text:span></text:p>
                <text:p><text:span text:style-name="T7"/></text:p>
              </text:list-item>
              <text:list-item>
                <text:p><text:span text:style-name="T7">Full query is now:</text:span></text:p>
                <text:p text:style-name="P11"><text:span text:style-name="T5">INSERT INTO users (username, fullname, password) VALUES (‘sum_user’, (SELECT VERSION()), ‘password’) -- ’, ‘$fullname’, ‘$pass’);</text:span></text:p>
                <text:p><text:span text:style-name="T7"/></text:p>
              </text:list-item>
              <text:list-item>
                <text:p><text:span text:style-name="T7">N.B: The inner “SELECT” isn’t actually needed here, but it makes it a bit easier to see the arbitrary query capability</text:span></text:p>
              </text:list-item>
            </text:list>
          </draw:text-box>
        </draw:frame>
        <draw:frame draw:style-name="gr3" draw:text-style-name="P7" draw:layer="layout" svg:width="30.48cm" svg:height="2.139cm" svg:x="1.27cm" svg:y="4.697cm">
          <draw:text-box>
            <text:list text:style-name="L4">
              <text:list-header>
                <text:p text:style-name="P6"><text:span text:style-name="T5">INSERT INTO users (username, fullname, password) VALUES (‘$username’, ‘$fullname’, ‘$pass’);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3" presentation:class="page"/>
          <draw:frame presentation:style-name="pr7" draw:text-style-name="P8" draw:layer="layout" svg:width="15.199cm" svg:height="12.464cm" svg:x="2.9cm" svg:y="14.157cm" presentation:class="notes">
            <draw:text-box>
              <text:p><text:span text:style-name="T10">Some dialects allow you to use + to concat strings, so this could also be solved with ‘+(SELECT VERSION())+’</text:span></text:p>
              <text:p><text:span text:style-name="T10"/></text:p>
              <text:p><text:span text:style-name="T10">* Space after -- is critical</text:span></text:p>
            </draw:text-box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QLi++</text:p>
          </draw:text-box>
        </draw:frame>
        <draw:frame presentation:style-name="pr8" draw:text-style-name="P12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Now when you look at your “Full Name”, the SQL server version will be in there!</text:span></text:p>
              </text:list-item>
              <text:list-item>
                <text:p><text:span text:style-name="T7">This same principle can be applied with </text:span><text:span text:style-name="T6">UPDATE</text:span><text:span text:style-name="T7">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use-date-time-name="dtd1">
        <office:forms form:automatic-focus="false" form:apply-design-mode="false"/>
        <draw:frame presentation:style-name="pr6" draw:text-style-name="P3" draw:layer="layout" svg:width="29.996cm" svg:height="19.304cm" svg:x="1.664cm" svg:y="1.016cm" presentation:class="subtitle" presentation:user-transformed="true">
          <draw:text-box>
            <text:p text:style-name="P13"><text:span text:style-name="T2">Demo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5" presentation:class="page"/>
          <draw:frame presentation:style-name="pr7" draw:text-style-name="P8" draw:layer="layout" svg:width="15.199cm" svg:height="12.464cm" svg:x="2.9cm" svg:y="14.157cm" presentation:class="notes">
            <draw:text-box>
              <text:p text:style-name="P14"><text:span text:style-name="T10">* Connections are made to specific DB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variable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3:03:54.060962000</meta:creation-date>
    <meta:editing-duration>PT8H24M46S</meta:editing-duration>
    <meta:editing-cycles>57</meta:editing-cycles>
    <meta:generator>LibreOffice/5.4.1.2$MacOSX_X86_64 LibreOffice_project/ea7cb86e6eeb2bf3a5af73a8f7777ac570321527</meta:generator>
    <dc:date>2017-09-06T15:29:55.190711000</dc:date>
    <meta:document-statistic meta:object-count="188"/>
  </office:meta>
</office:document-meta>
</file>